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3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5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a49ce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b9ac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c2b5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9df5f" officeooo:paragraph-rsid="001a49ce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9df5f" officeooo:paragraph-rsid="001b9ac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c2b5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2" style:family="paragraph" style:parent-style-name="Texto_20_tabela">
      <style:paragraph-properties fo:text-align="center" style:justify-single-word="false" style:snap-to-layout-grid="false"/>
    </style:style>
    <style:style style:name="P13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14" style:family="paragraph" style:parent-style-name="Texto_20_tabela">
      <style:paragraph-properties fo:text-align="center" style:justify-single-word="false" style:snap-to-layout-grid="false"/>
      <style:text-properties officeooo:rsid="001291aa" officeooo:paragraph-rsid="001291aa"/>
    </style:style>
    <style:style style:name="P15" style:family="paragraph" style:parent-style-name="Texto_20_tabela">
      <style:paragraph-properties fo:text-align="center" style:justify-single-word="false" style:snap-to-layout-grid="false"/>
      <style:text-properties officeooo:rsid="001b9bbb" officeooo:paragraph-rsid="001b9bbb"/>
    </style:style>
    <style:style style:name="P16" style:family="paragraph" style:parent-style-name="CabecalhoTabela">
      <style:paragraph-properties style:snap-to-layout-grid="false"/>
    </style:style>
    <style:style style:name="P17" style:family="paragraph" style:parent-style-name="CabecalhoTabela">
      <style:paragraph-properties style:snap-to-layout-grid="false"/>
      <style:text-properties officeooo:paragraph-rsid="0002101b"/>
    </style:style>
    <style:style style:name="P18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19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20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b9bbb" officeooo:paragraph-rsid="001b9bbb"/>
    </style:style>
    <style:style style:name="P21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2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1" fo:font-size="11pt" fo:language="pt" fo:country="BR" fo:font-weight="bold" officeooo:rsid="000f583d" officeooo:paragraph-rsid="001c2b5f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P2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4b5cce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2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b19c6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2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2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2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2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paragraph-rsid="000cf120" style:letter-kerning="true" style:font-size-asian="11pt" style:language-asian="zh" style:country-asian="CN" style:font-name-complex="Arial" style:font-size-complex="11pt" style:language-complex="ar" style:country-complex="SA"/>
    </style:style>
    <style:style style:name="P2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cf120" style:letter-kerning="true" style:font-size-asian="11pt" style:language-asian="zh" style:country-asian="CN" style:font-name-complex="Arial" style:font-size-complex="11pt" style:language-complex="ar" style:country-complex="SA"/>
    </style:style>
    <style:style style:name="P3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fo:font-weight="bold" officeooo:rsid="0007aab8" officeooo:paragraph-rsid="000f583d" style:font-size-asian="11pt" style:font-weight-asian="bold" style:font-size-complex="11pt" style:font-weight-complex="bold"/>
    </style:style>
    <style:style style:name="P3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officeooo:paragraph-rsid="001c2b5f" style:font-size-asian="11pt" style:font-size-complex="11pt"/>
    </style:style>
    <style:style style:name="P3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officeooo:rsid="0007aab8" officeooo:paragraph-rsid="000f583d" style:font-size-asian="11pt" style:font-size-complex="11pt"/>
    </style:style>
    <style:style style:name="P33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4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5" style:family="paragraph" style:parent-style-name="Standard">
      <style:paragraph-properties fo:margin-left="1.249cm" fo:margin-right="0cm" fo:text-indent="0cm" style:auto-text-indent="false"/>
      <style:text-properties fo:font-size="11pt" officeooo:paragraph-rsid="001b9acc" style:font-size-asian="11pt" style:font-size-complex="11pt"/>
    </style:style>
    <style:style style:name="P36" style:family="paragraph" style:parent-style-name="Standard">
      <style:paragraph-properties fo:margin-left="1.249cm" fo:margin-right="0cm" fo:text-indent="0cm" style:auto-text-indent="false"/>
      <style:text-properties fo:font-size="11pt" officeooo:paragraph-rsid="001b3dd3" style:font-size-asian="11pt" style:font-size-complex="11pt"/>
    </style:style>
    <style:style style:name="P37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8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39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size="11pt" fo:font-weight="bold" officeooo:paragraph-rsid="0002101b" style:font-size-asian="11pt" style:font-weight-asian="bold" style:font-size-complex="11pt" style:font-weight-complex="bold"/>
    </style:style>
    <style:style style:name="P40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41" style:family="paragraph" style:parent-style-name="LO-Normal">
      <style:text-properties fo:font-size="11pt" style:font-size-asian="11pt" style:font-size-complex="11pt"/>
    </style:style>
    <style:style style:name="P42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style:font-size-asian="11pt" style:font-size-complex="11pt"/>
    </style:style>
    <style:style style:name="P43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paragraph-rsid="0002101b" style:font-size-asian="11pt" style:font-size-complex="11pt"/>
    </style:style>
    <style:style style:name="P44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193743" officeooo:paragraph-rsid="00193743" style:font-size-asian="11pt" style:font-size-complex="11pt"/>
    </style:style>
    <style:style style:name="P45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193743" officeooo:paragraph-rsid="000cf120" style:font-size-asian="11pt" style:font-size-complex="11pt"/>
    </style:style>
    <style:style style:name="P46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02101b" officeooo:paragraph-rsid="0002101b" style:font-size-asian="11pt" style:font-size-complex="11pt"/>
    </style:style>
    <style:style style:name="P47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0cf120" officeooo:paragraph-rsid="000cf120" style:font-size-asian="11pt" style:font-size-complex="11pt"/>
    </style:style>
    <style:style style:name="P48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0f583d" officeooo:paragraph-rsid="000f583d" style:font-size-asian="11pt" style:font-size-complex="11pt"/>
    </style:style>
    <style:style style:name="P49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18e2" style:font-weight-asian="bold" style:font-weight-complex="bold"/>
    </style:style>
    <style:style style:name="T4" style:family="text">
      <style:text-properties fo:font-weight="bold" officeooo:rsid="001a49ce" style:font-weight-asian="bold" style:font-weight-complex="bold"/>
    </style:style>
    <style:style style:name="T5" style:family="text">
      <style:text-properties fo:font-weight="bold" officeooo:rsid="000b135c" style:font-weight-asian="bold" style:font-weight-complex="bold"/>
    </style:style>
    <style:style style:name="T6" style:family="text">
      <style:text-properties fo:font-weight="bold" officeooo:rsid="001b9acc" style:font-weight-asian="bold" style:font-weight-complex="bold"/>
    </style:style>
    <style:style style:name="T7" style:family="text">
      <style:text-properties fo:font-weight="bold" officeooo:rsid="001c2b5f" style:font-weight-asian="bold" style:font-weight-complex="bold"/>
    </style:style>
    <style:style style:name="T8" style:family="text">
      <style:text-properties fo:font-weight="bold" style:font-name-asian="Arial" style:font-weight-asian="bold" style:font-weight-complex="bold"/>
    </style:style>
    <style:style style:name="T9" style:family="text">
      <style:text-properties officeooo:rsid="0002101b"/>
    </style:style>
    <style:style style:name="T10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2" style:family="text">
      <style:text-properties style:use-window-font-color="true" style:font-name="Arial" fo:font-size="10pt" fo:language="pt" fo:country="BR" officeooo:rsid="000fa0e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3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4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5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6" style:family="text">
      <style:text-properties style:use-window-font-color="true" style:font-name="Arial" fo:font-size="11pt" fo:language="pt" fo:country="BR" officeooo:rsid="0042c90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7" style:family="text">
      <style:text-properties style:use-window-font-color="true" style:font-name="Arial" fo:font-size="11pt" fo:language="pt" fo:country="BR" officeooo:rsid="000b135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8" style:family="text">
      <style:text-properties style:use-window-font-color="true" style:font-name="Arial" fo:font-size="11pt" fo:language="pt" fo:country="BR" officeooo:rsid="000fa0e6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9" style:family="text">
      <style:text-properties style:use-window-font-color="true" style:font-name="Arial" fo:language="pt" fo:country="BR" style:letter-kerning="true" style:font-name-asian="Times New Roman" style:language-asian="zh" style:country-asian="CN" style:font-name-complex="Arial" style:language-complex="ar" style:country-complex="SA"/>
    </style:style>
    <style:style style:name="T20" style:family="text">
      <style:text-properties style:use-window-font-color="true" style:font-name="Arial" fo:language="pt" fo:country="BR" officeooo:rsid="0042c90c" style:letter-kerning="true" style:font-name-asian="Times New Roman" style:language-asian="zh" style:country-asian="CN" style:font-name-complex="Arial" style:language-complex="ar" style:country-complex="SA"/>
    </style:style>
    <style:style style:name="T21" style:family="text">
      <style:text-properties style:use-window-font-color="true" style:font-name="Arial" fo:language="pt" fo:country="BR" officeooo:rsid="000b135c" style:letter-kerning="true" style:font-name-asian="Times New Roman" style:language-asian="zh" style:country-asian="CN" style:font-name-complex="Arial" style:language-complex="ar" style:country-complex="SA"/>
    </style:style>
    <style:style style:name="T22" style:family="text">
      <style:text-properties style:use-window-font-color="true" style:font-name="Arial" fo:language="pt" fo:country="BR" officeooo:rsid="000fa0e6" style:letter-kerning="true" style:font-name-asian="Times New Roman" style:language-asian="zh" style:country-asian="CN" style:font-name-complex="Arial" style:language-complex="ar" style:country-complex="SA"/>
    </style:style>
    <style:style style:name="T23" style:family="text">
      <style:text-properties style:use-window-font-color="true" style:font-name="Arial" fo:language="pt" fo:country="BR" officeooo:rsid="000cf120" style:letter-kerning="true" style:font-name-asian="Times New Roman" style:language-asian="zh" style:country-asian="CN" style:font-name-complex="Arial" style:language-complex="ar" style:country-complex="SA"/>
    </style:style>
    <style:style style:name="T24" style:family="text">
      <style:text-properties style:use-window-font-color="true" style:font-name="Arial" fo:language="pt" fo:country="BR" officeooo:rsid="000f583d" style:letter-kerning="true" style:font-name-asian="Times New Roman" style:language-asian="zh" style:country-asian="CN" style:font-name-complex="Arial" style:language-complex="ar" style:country-complex="SA"/>
    </style:style>
    <style:style style:name="T25" style:family="text">
      <style:text-properties style:use-window-font-color="true" style:font-name="Arial1" fo:font-size="11pt" fo:language="pt" fo:country="BR" fo:font-weight="normal" officeooo:rsid="002d604c" style:letter-kerning="true" style:font-name-asian="Times New Roman" style:font-size-asian="11pt" style:language-asian="zh" style:country-asian="CN" style:font-weight-asian="normal" style:font-name-complex="Arial1" style:font-size-complex="11pt" style:language-complex="ar" style:country-complex="SA" style:font-weight-complex="normal"/>
    </style:style>
    <style:style style:name="T26" style:family="text">
      <style:text-properties style:use-window-font-color="true" style:font-name="Arial1" fo:font-size="11pt" fo:language="pt" fo:country="BR" fo:font-weight="normal" officeooo:rsid="001c2b5f" style:letter-kerning="true" style:font-name-asian="Times New Roman" style:font-size-asian="11pt" style:language-asian="zh" style:country-asian="CN" style:font-weight-asian="normal" style:font-name-complex="Arial1" style:font-size-complex="11pt" style:language-complex="ar" style:country-complex="SA" style:font-weight-complex="normal"/>
    </style:style>
    <style:style style:name="T27" style:family="text">
      <style:text-properties style:use-window-font-color="true" style:font-name="Arial1" fo:language="pt" fo:country="BR" fo:font-weight="normal" officeooo:rsid="002d604c" style:letter-kerning="true" style:font-name-asian="Times New Roman" style:language-asian="zh" style:country-asian="CN" style:font-weight-asian="normal" style:font-name-complex="Arial1" style:language-complex="ar" style:country-complex="SA" style:font-weight-complex="normal"/>
    </style:style>
    <style:style style:name="T28" style:family="text">
      <style:text-properties style:use-window-font-color="true" style:font-name="Arial1" fo:language="pt" fo:country="BR" fo:font-weight="normal" officeooo:rsid="001c2b5f" style:letter-kerning="true" style:font-name-asian="Times New Roman" style:language-asian="zh" style:country-asian="CN" style:font-weight-asian="normal" style:font-name-complex="Arial1" style:language-complex="ar" style:country-complex="SA" style:font-weight-complex="normal"/>
    </style:style>
    <style:style style:name="T29" style:family="text">
      <style:text-properties fo:font-size="11pt" style:font-name-asian="Times New Roman" style:font-size-asian="11pt"/>
    </style:style>
    <style:style style:name="T30" style:family="text">
      <style:text-properties fo:font-size="11pt" officeooo:rsid="00023a1f" style:font-name-asian="Times New Roman" style:font-size-asian="11pt" style:font-size-complex="11pt"/>
    </style:style>
    <style:style style:name="T31" style:family="text">
      <style:text-properties fo:font-size="11pt" officeooo:rsid="0015e7b6" style:font-name-asian="Times New Roman" style:font-size-asian="11pt" style:font-size-complex="11pt"/>
    </style:style>
    <style:style style:name="T32" style:family="text">
      <style:text-properties fo:font-size="11pt" fo:font-weight="bold" style:font-size-asian="11pt" style:font-weight-asian="bold" style:font-size-complex="11pt" style:font-weight-complex="bold"/>
    </style:style>
    <style:style style:name="T33" style:family="text">
      <style:text-properties fo:font-size="11pt" fo:font-weight="bold" style:font-name-asian="Arial" style:font-size-asian="11pt" style:font-weight-asian="bold" style:font-size-complex="11pt" style:font-weight-complex="bold"/>
    </style:style>
    <style:style style:name="T34" style:family="text">
      <style:text-properties fo:font-size="10pt" style:font-name-asian="Times New Roman" style:font-size-asian="10pt"/>
    </style:style>
    <style:style style:name="T35" style:family="text">
      <style:text-properties fo:font-size="10pt" officeooo:rsid="004b5cce" style:font-name-asian="Times New Roman" style:font-size-asian="10pt"/>
    </style:style>
    <style:style style:name="T36" style:family="text">
      <style:text-properties fo:font-size="10pt" officeooo:rsid="000cf120" style:font-name-asian="Times New Roman" style:font-size-asian="10pt"/>
    </style:style>
    <style:style style:name="T37" style:family="text">
      <style:text-properties fo:font-size="10pt" officeooo:rsid="000f583d" style:font-name-asian="Times New Roman" style:font-size-asian="10pt"/>
    </style:style>
    <style:style style:name="T38" style:family="text">
      <style:text-properties fo:font-size="10pt" style:font-size-asian="10pt"/>
    </style:style>
    <style:style style:name="T39" style:family="text">
      <style:text-properties fo:font-size="10pt" officeooo:rsid="000f583d" style:font-size-asian="10pt"/>
    </style:style>
    <style:style style:name="T40" style:family="text">
      <style:text-properties officeooo:rsid="000927e4"/>
    </style:style>
    <style:style style:name="T41" style:family="text">
      <style:text-properties officeooo:rsid="000b135c"/>
    </style:style>
    <style:style style:name="T42" style:family="text">
      <style:text-properties officeooo:rsid="000cf120"/>
    </style:style>
    <style:style style:name="T43" style:family="text">
      <style:text-properties officeooo:rsid="0010f53c"/>
    </style:style>
    <style:style style:name="T44" style:family="text">
      <style:text-properties officeooo:rsid="00177b88"/>
    </style:style>
    <style:style style:name="T45" style:family="text">
      <style:text-properties officeooo:rsid="001a49ce"/>
    </style:style>
    <style:style style:name="T46" style:family="text">
      <style:text-properties officeooo:rsid="003118e2"/>
    </style:style>
    <style:style style:name="T47" style:family="text">
      <style:text-properties style:font-name="Arial1" fo:font-weight="bold" style:font-weight-asian="bold" style:font-name-complex="Arial1" style:font-weight-complex="bold"/>
    </style:style>
    <style:style style:name="T48" style:family="text">
      <style:text-properties style:font-name="Arial1" fo:font-weight="bold" officeooo:rsid="001a49ce" style:font-weight-asian="bold" style:font-name-complex="Arial1" style:font-weight-complex="bold"/>
    </style:style>
    <style:style style:name="T49" style:family="text">
      <style:text-properties style:font-name="Arial1" fo:font-weight="bold" officeooo:rsid="001b9acc" style:font-weight-asian="bold" style:font-name-complex="Arial1" style:font-weight-complex="bold"/>
    </style:style>
    <style:style style:name="T50" style:family="text">
      <style:text-properties style:font-name="Arial1" fo:font-weight="bold" officeooo:rsid="001c2b5f" style:font-weight-asian="bold" style:font-name-complex="Arial1" style:font-weight-complex="bold"/>
    </style:style>
    <style:style style:name="T51" style:family="text">
      <style:text-properties style:font-name="Arial1" fo:font-weight="bold" officeooo:rsid="0007926a" style:font-weight-asian="bold" style:font-name-complex="Arial1" style:font-weight-complex="bold"/>
    </style:style>
    <style:style style:name="T52" style:family="text">
      <style:text-properties style:font-name="Arial1" fo:font-weight="bold" officeooo:rsid="001d43df" style:font-weight-asian="bold" style:font-name-complex="Arial1" style:font-weight-complex="bold"/>
    </style:style>
    <style:style style:name="T53" style:family="text">
      <style:text-properties style:font-name="Arial1" fo:font-weight="bold" officeooo:rsid="001dbd50" style:font-weight-asian="bold" style:font-name-complex="Arial1" style:font-weight-complex="bold"/>
    </style:style>
    <style:style style:name="T54" style:family="text">
      <style:text-properties style:font-name="Arial1" officeooo:rsid="000f583d" style:font-name-complex="Arial1"/>
    </style:style>
    <style:style style:name="T55" style:family="text">
      <style:text-properties style:font-name="Arial1" officeooo:rsid="001a49ce" style:font-name-complex="Arial1"/>
    </style:style>
    <style:style style:name="T56" style:family="text">
      <style:text-properties style:font-name="Arial1" officeooo:rsid="001b3dd3" style:font-name-complex="Arial1"/>
    </style:style>
    <style:style style:name="T57" style:family="text">
      <style:text-properties style:font-name="Arial1" officeooo:rsid="003118e2" style:font-name-asian="Arial" style:font-name-complex="Arial1"/>
    </style:style>
    <style:style style:name="T58" style:family="text">
      <style:text-properties style:font-name="Arial1" officeooo:rsid="000f583d" style:font-name-asian="Arial" style:font-name-complex="Arial1"/>
    </style:style>
    <style:style style:name="T59" style:family="text">
      <style:text-properties fo:color="#000000" style:font-name="Arial1" style:font-name-complex="Arial1"/>
    </style:style>
    <style:style style:name="T60" style:family="text">
      <style:text-properties fo:color="#000000" style:font-name="Arial1" officeooo:rsid="001a49ce" style:font-name-complex="Arial1"/>
    </style:style>
    <style:style style:name="T61" style:family="text">
      <style:text-properties fo:color="#000000" style:font-name="Arial1" style:font-name-asian="Arial" style:font-name-complex="Arial1"/>
    </style:style>
    <style:style style:name="T62" style:family="text">
      <style:text-properties fo:color="#000000" style:font-name="Arial1" officeooo:rsid="001a49ce" style:font-name-asian="Arial" style:font-name-complex="Arial1"/>
    </style:style>
    <style:style style:name="T63" style:family="text">
      <style:text-properties fo:color="#000000" style:font-name="Arial1" officeooo:rsid="00193743" style:font-name-asian="Arial" style:font-name-complex="Arial1"/>
    </style:style>
    <style:style style:name="T64" style:family="text">
      <style:text-properties fo:color="#000000" style:font-name="Arial1" officeooo:rsid="001b3dd3" style:font-name-asian="Arial" style:font-name-complex="Arial1"/>
    </style:style>
    <style:style style:name="T65" style:family="text">
      <style:text-properties fo:color="#000000" style:font-name="Arial1" officeooo:rsid="001b9acc" style:font-name-asian="Arial" style:font-name-complex="Arial1"/>
    </style:style>
    <style:style style:name="T66" style:family="text">
      <style:text-properties fo:color="#000000" style:font-name="Arial1" officeooo:rsid="001dbd50" style:font-name-asian="Arial" style:font-name-complex="Arial1"/>
    </style:style>
    <style:style style:name="T67" style:family="text">
      <style:text-properties style:font-name-asian="Times New Roman"/>
    </style:style>
    <style:style style:name="T68" style:family="text">
      <style:text-properties officeooo:rsid="004b5cce" style:font-name-asian="Times New Roman"/>
    </style:style>
    <style:style style:name="T69" style:family="text">
      <style:text-properties officeooo:rsid="000f583d" style:font-name-asian="Times New Roman"/>
    </style:style>
    <style:style style:name="T70" style:family="text">
      <style:text-properties officeooo:rsid="00023a1f" style:font-name-asian="Times New Roman"/>
    </style:style>
    <style:style style:name="T71" style:family="text">
      <style:text-properties officeooo:rsid="0015e7b6" style:font-name-asian="Times New Roman"/>
    </style:style>
    <style:style style:name="T72" style:family="text">
      <style:text-properties officeooo:rsid="000cf120" style:font-name-asian="Times New Roman"/>
    </style:style>
    <style:style style:name="T73" style:family="text">
      <style:text-properties officeooo:rsid="000f583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9">GRH</text:span> – Gestão de <text:span text:style-name="T9">Recursos Humanos</text:span></text:p>
      <text:p text:style-name="P4"/>
      <text:p text:style-name="P2">Documento de Especificação de Caso de Uso</text:p>
      <text:p text:style-name="P2"/>
      <text:p text:style-name="P3">UC<text:span text:style-name="T44">23</text:span> – <text:span text:style-name="T40">Submeter Relatório do Estágio</text:span></text:p>
      <text:p text:style-name="P5"/>
      <text:p text:style-name="P5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6">Data</text:p>
          </table:table-cell>
          <table:table-cell table:style-name="Tabela1.A1" office:value-type="string">
            <text:p text:style-name="P16">Versão</text:p>
          </table:table-cell>
          <table:table-cell table:style-name="Tabela1.A1" office:value-type="string">
            <text:p text:style-name="P17">Responsável</text:p>
          </table:table-cell>
          <table:table-cell table:style-name="Tabela1.D1" office:value-type="string">
            <text:p text:style-name="P16">Alteração</text:p>
          </table:table-cell>
        </table:table-row>
        <table:table-row table:style-name="Tabela1.1">
          <table:table-cell table:style-name="Tabela1.A1" office:value-type="string">
            <text:p text:style-name="P13"><text:span text:style-name="T40">25/09</text:span>/2015</text:p>
          </table:table-cell>
          <table:table-cell table:style-name="Tabela1.A1" office:value-type="string">
            <text:p text:style-name="P12">1.0</text:p>
          </table:table-cell>
          <table:table-cell table:style-name="Tabela1.A1" office:value-type="string">
            <text:p text:style-name="P14">Rayson Santos de Lima</text:p>
          </table:table-cell>
          <table:table-cell table:style-name="Tabela1.D1" office:value-type="string">
            <text:p text:style-name="P19">Criação do documento</text:p>
          </table:table-cell>
        </table:table-row>
        <table:table-row table:style-name="Tabela1.1">
          <table:table-cell table:style-name="Tabela1.A3" office:value-type="string">
            <text:p text:style-name="P15">20/10/15</text:p>
          </table:table-cell>
          <table:table-cell table:style-name="Tabela1.A3" office:value-type="string">
            <text:p text:style-name="P15">1.1</text:p>
          </table:table-cell>
          <table:table-cell table:style-name="Tabela1.A3" office:value-type="string">
            <text:p text:style-name="P15">Rayson Santos de Lima</text:p>
          </table:table-cell>
          <table:table-cell table:style-name="Tabela1.D3" office:value-type="string">
            <text:p text:style-name="P20">Aplicação de Fluxos Alternativos</text:p>
          </table:table-cell>
        </table:table-row>
        <table:table-row table:style-name="Tabela1.1">
          <table:table-cell table:style-name="Tabela1.A3" office:value-type="string">
            <text:p text:style-name="P12"/>
          </table:table-cell>
          <table:table-cell table:style-name="Tabela1.A3" office:value-type="string">
            <text:p text:style-name="P12"/>
          </table:table-cell>
          <table:table-cell table:style-name="Tabela1.A3" office:value-type="string">
            <text:p text:style-name="P12"/>
          </table:table-cell>
          <table:table-cell table:style-name="Tabela1.D3" office:value-type="string">
            <text:p text:style-name="P19"/>
          </table:table-cell>
        </table:table-row>
      </table:table>
      <text:section text:style-name="Sect1" text:name="Seção1">
        <text:list xml:id="list8055932302259300964" text:style-name="WW8Num2">
          <text:list-item>
            <text:h text:style-name="P40" text:outline-level="1"><text:bookmark-start text:name="_Ref439573339"/><text:bookmark-start text:name="_Ref418497390"/>CASOS DE USO: <text:span text:style-name="T40">SUBMETER RELATÓRIO DO ESTÁGIO</text:span></text:h>
            <text:list>
              <text:list-item>
                <text:h text:style-name="P39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18"><text:span text:style-name="Fonte_20_parág._20_padrão"><text:span text:style-name="T16">Este caso de uso descreve o processo em que </text:span></text:span><text:span text:style-name="Fonte_20_parág._20_padrão"><text:span text:style-name="T17">o estagiário cadastrado no sistema submete seu </text:span></text:span><text:span text:style-name="Fonte_20_parág._20_padrão"><text:span text:style-name="T18">relatório do estágio </text:span></text:span><text:span text:style-name="Fonte_20_parág._20_padrão"><text:span text:style-name="T17">no sistema.</text:span></text:span></text:p>
        <text:list xml:id="list175217598173314" text:continue-numbering="true" text:style-name="WW8Num2">
          <text:list-item>
            <text:list>
              <text:list-item>
                <text:h text:style-name="P38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2">Atores</text:span><text:span text:style-name="Fonte_20_parág._20_padrão3"><text:span text:style-name="T33"> </text:span></text:span><text:span text:style-name="T32">Envolvidos</text:span></text:h>
              </text:list-item>
            </text:list>
          </text:list-item>
        </text:list>
        <text:p text:style-name="P41"><text:bookmark-start text:name="_Ref88992566"/>O ator envolvido é o <text:span text:style-name="T41">Estagiário.</text:span></text:p>
        <text:list xml:id="list175217598177423" text:continue-numbering="true" text:style-name="WW8Num2">
          <text:list-item>
            <text:list>
              <text:list-item>
                <text:h text:style-name="P37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2">Fluxo</text:span><text:span text:style-name="Fonte_20_parág._20_padrão3"><text:span text:style-name="T33"> </text:span></text:span><text:span text:style-name="T32">Básico</text:span><text:bookmark-end text:name="_Ref162424072"/></text:h>
              </text:list-item>
            </text:list>
          </text:list-item>
        </text:list>
        <text:p text:style-name="P42"><text:bookmark-end text:name="_Ref88992566"/>1.<text:tab/><text:span text:style-name="T41">Estagiário seleciona a opção “Documentação do Estágio”</text:span></text:p>
        <text:p text:style-name="P44"><text:span text:style-name="T45">2.</text:span> <text:tab/>Sistema exibe última submissão do estagiário com data e hora</text:p>
        <text:p text:style-name="P43"><text:span text:style-name="T45">3</text:span>.<text:tab/><text:span text:style-name="T41">Sistema exibe o campo de submissão do documento de Relatório Final do Estagiário </text:span></text:p>
        <text:p text:style-name="P46"><text:tab/>- <text:span text:style-name="T41">Sistema exibe um modelo do relatório do estagio</text:span></text:p>
        <text:p text:style-name="P46"><text:tab/>- <text:span text:style-name="T42">Sistema exibe marcos e prazos para a entrega do Relatório Final do Estagio </text:span></text:p>
        <text:p text:style-name="P45"><text:span text:style-name="T45">4.</text:span><text:tab/>Estagiário seleciona arquivo a ser submetido</text:p>
        <text:p text:style-name="P47"><text:span text:style-name="T45">5</text:span>.<text:tab/>Estagiário confirma a operação</text:p>
        <text:p text:style-name="P48"><text:span text:style-name="T45">6</text:span>.<text:tab/>Sistema registra data e hora da última submissão</text:p>
        <text:p text:style-name="P49"/>
        <text:p text:style-name="P30"><text:span text:style-name="T19">1.</text:span><text:span text:style-name="T23">4</text:span><text:span text:style-name="T19"><text:tab/>Fluxos </text:span><text:span text:style-name="T24">Alternativos </text:span></text:p>
        <text:p text:style-name="P6"><text:span text:style-name="T46"><text:tab/></text:span><text:span text:style-name="T3">1.4.1 – Passo </text:span><text:span text:style-name="T4">2</text:span><text:span text:style-name="T3"> </text:span><text:span text:style-name="T5">Relatório Final do Estagiário </text:span><text:span text:style-name="T4">N</text:span><text:span text:style-name="T47">ão </text:span><text:span text:style-name="T48">Submetido</text:span></text:p>
        <text:p text:style-name="P36"><text:span text:style-name="T59">1. </text:span><text:span text:style-name="T60">S</text:span><text:span text:style-name="T59">e</text:span><text:span text:style-name="T61"> </text:span><text:span text:style-name="T62">não houver </text:span><text:span text:style-name="T63">submissão </text:span><text:span text:style-name="T64">do relatório final de estagio</text:span></text:p>
        <text:p text:style-name="P9"><text:soft-page-break/><text:span text:style-name="T54"><text:tab/><text:tab/></text:span><text:span text:style-name="T56">2</text:span><text:span text:style-name="T54">. O</text:span><text:span text:style-name="T58"> </text:span><text:span text:style-name="T54">caso</text:span><text:span text:style-name="T58"> </text:span><text:span text:style-name="T54">de</text:span><text:span text:style-name="T58"> </text:span><text:span text:style-name="T54">uso</text:span><text:span text:style-name="T58"> </text:span><text:span text:style-name="T54">retorna</text:span><text:span text:style-name="T58"> </text:span><text:span text:style-name="T57">ao</text:span><text:span text:style-name="T58"> </text:span><text:span text:style-name="T54">passo </text:span><text:span text:style-name="T55">3</text:span></text:p>
        <text:p text:style-name="P7"><text:span text:style-name="T46"><text:tab/></text:span><text:span text:style-name="T3">1.4.</text:span><text:span text:style-name="T6">2</text:span><text:span text:style-name="T3"> – Passo </text:span><text:span text:style-name="T6">3</text:span><text:span text:style-name="T3"> </text:span><text:span text:style-name="T49">Verificar Tipo de Aquivo (</text:span><text:span text:style-name="T53">PDF</text:span><text:span text:style-name="T49">)</text:span></text:p>
        <text:p text:style-name="P35"><text:span text:style-name="T59">1. </text:span><text:span text:style-name="T60">S</text:span><text:span text:style-name="T59">e</text:span><text:span text:style-name="T61"> </text:span><text:span text:style-name="T65">o</text:span><text:span text:style-name="T62"> </text:span><text:span text:style-name="T65">arquivo submetido não for </text:span><text:span text:style-name="T66">PDF</text:span></text:p>
        <text:p text:style-name="P10"><text:span text:style-name="T54"><text:tab/><text:tab/></text:span><text:span text:style-name="T56">2</text:span><text:span text:style-name="T54">. O</text:span><text:span text:style-name="T58"> </text:span><text:span text:style-name="T54">caso</text:span><text:span text:style-name="T58"> </text:span><text:span text:style-name="T54">de</text:span><text:span text:style-name="T58"> </text:span><text:span text:style-name="T54">uso</text:span><text:span text:style-name="T58"> </text:span><text:span text:style-name="T54">retorna</text:span><text:span text:style-name="T58"> </text:span><text:span text:style-name="T57">ao</text:span><text:span text:style-name="T58"> </text:span><text:span text:style-name="T54">passo </text:span><text:span text:style-name="T55">3</text:span></text:p>
        <text:p text:style-name="P8"/>
        <text:p text:style-name="P11"><text:span text:style-name="T3"><text:tab/>1.4.</text:span><text:span text:style-name="T7">3</text:span><text:span text:style-name="T3"> – Passo </text:span><text:span text:style-name="T4">2</text:span><text:span text:style-name="T3"> </text:span><text:span text:style-name="T5">Relatório Final do Estagiário</text:span><text:span text:style-name="T47"> </text:span><text:span text:style-name="T48">Submetido </text:span><text:span text:style-name="T50">com Status <text:s/></text:span><text:span text:style-name="T51">REJEITADO </text:span><text:span text:style-name="T52">ou <text:s/>ACEITO</text:span></text:p>
        <text:p text:style-name="P31"><text:span text:style-name="T27"><text:tab/><text:tab/></text:span><text:span text:style-name="T28">1</text:span><text:span text:style-name="T27">. O caso de uso é encerrado</text:span></text:p>
        <text:p text:style-name="P22"><text:tab/></text:p>
        <text:p text:style-name="P32"><text:span text:style-name="T19">1.</text:span><text:span text:style-name="T24">5</text:span><text:span text:style-name="T19"><text:tab/>Fluxos de Exceção</text:span></text:p>
        <text:p text:style-name="P23"/>
        <text:list xml:id="list3493907237314697476" text:style-name="L1">
          <text:list-header>
            <text:p text:style-name="P28"><text:span text:style-name="T68">1.</text:span><text:span text:style-name="T69">6</text:span><text:span text:style-name="T70"> <text:tab/></text:span><text:span text:style-name="T71">Pré-Condições</text:span></text:p>
          </text:list-header>
        </text:list>
        <text:p text:style-name="P24">Usuário Autenticado</text:p>
        <text:p text:style-name="P24">Para que o caso de uso seja iniciado é necessário que o usuário esteja autenticando no sistema e possua permissão de acesso a esta funcionalidade</text:p>
        <text:p text:style-name="P25"/>
        <text:list xml:id="list175217614183111" text:continue-numbering="true" text:style-name="L1">
          <text:list-header>
            <text:p text:style-name="P29"><text:span text:style-name="T67">1.</text:span><text:span text:style-name="T72">6</text:span><text:span text:style-name="T67"> <text:tab/>Pós-Condições</text:span></text:p>
            <text:p text:style-name="P26">Documento de plano de estagiário salvos no sistema</text:p>
            <text:p text:style-name="P26"/>
            <text:p text:style-name="P33">1.<text:span text:style-name="T73">7</text:span> <text:tab/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span text:style-name="T43">Regras De Negócio</text:span></text:p>
            <text:list>
              <text:list-item>
                <text:list>
                  <text:list-item>
                    <text:p text:style-name="P34">Aplicar regra RN0001</text:p>
                    <text:p text:style-name="P27"/>
                  </text:list-item>
                </text:list>
              </text:list-item>
            </text:list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0T17:52:17.469000000</dc:date>
    <meta:print-date>2007-05-07T23:41:00</meta:print-date>
    <meta:editing-cycles>33</meta:editing-cycles>
    <meta:editing-duration>PT5H31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48" meta:word-count="288" meta:character-count="1709" meta:non-whitespace-character-count="1447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